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Generator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Generator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Generato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Generato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Generato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Generator.genera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RequestGenerator.parse(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Generator.data( String data , String container_encoding , String form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Generator.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